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9D04CC3EA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50%" fo:min-height="1.186cm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1cm" svg:height="11.852cm" svg:x="0cm" svg:y="0cm">
          <draw:image xlink:href="Pictures/10000000000001900000019D04CC3EAF.jpg" xlink:type="simple" xlink:show="embed" xlink:actuate="onLoad">
            <text:p/>
          </draw:image>
        </draw:frame>
        <draw:frame draw:style-name="gr2" draw:text-style-name="P2" draw:layer="layout" svg:width="10.906cm" svg:height="2.139cm" svg:x="2.884cm" svg:y="0.244cm">
          <draw:text-box>
            <text:p text:style-name="P2"><text:span text:style-name="T1">GS-11 4.5Hz “Geophone” Seismome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22cm" fo:page-height="11.8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eoffrey Werner-Allen</meta:initial-creator>
    <meta:creation-date>2010-03-30T11:58:28</meta:creation-date>
    <dc:date>2010-03-30T12:01:02</dc:date>
    <dc:creator>Geoffrey Werner-Allen</dc:creator>
    <meta:editing-duration>PT00H01M49S</meta:editing-duration>
    <meta:editing-cycles>1</meta:editing-cycles>
    <meta:generator>OpenOffice.org/3.1$Linux OpenOffice.org_project/310m19$Build-9420</meta:generator>
    <meta:document-statistic meta:object-count="2"/>
  </office:meta>
</office:document-meta>
</file>